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ithf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ruption length (mins)</text:p>
          </table:table-cell>
          <table:table-cell office:value-type="string" calcext:value-type="string">
            <text:p>Eruption wait (mi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3" calcext:value-type="float">
            <text:p>3.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3" calcext:value-type="float">
            <text:p>2.2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33" calcext:value-type="float">
            <text:p>4.5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3" calcext:value-type="float">
            <text:p>2.8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5" calcext:value-type="float">
            <text:p>1.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5" calcext:value-type="float">
            <text:p>4.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33" calcext:value-type="float">
            <text:p>1.8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17" calcext:value-type="float">
            <text:p>3.9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67" calcext:value-type="float">
            <text:p>2.1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" calcext:value-type="float">
            <text:p>4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5" calcext:value-type="float">
            <text:p>4.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5" calcext:value-type="float">
            <text:p>1.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5" calcext:value-type="float">
            <text:p>3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067" calcext:value-type="float">
            <text:p>3.0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533" calcext:value-type="float">
            <text:p>4.5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67" calcext:value-type="float">
            <text:p>1.9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83" calcext:value-type="float">
            <text:p>4.0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5" calcext:value-type="float">
            <text:p>3.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33" calcext:value-type="float">
            <text:p>4.4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67" calcext:value-type="float">
            <text:p>4.4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367" calcext:value-type="float">
            <text:p>3.3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033" calcext:value-type="float">
            <text:p>4.0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33" calcext:value-type="float">
            <text:p>3.8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17" calcext:value-type="float">
            <text:p>2.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867" calcext:value-type="float">
            <text:p>1.8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833" calcext:value-type="float">
            <text:p>4.8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33" calcext:value-type="float">
            <text:p>1.8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83" calcext:value-type="float">
            <text:p>4.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35" calcext:value-type="float">
            <text:p>4.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83" calcext:value-type="float">
            <text:p>1.8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67" calcext:value-type="float">
            <text:p>4.5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5" calcext:value-type="float">
            <text:p>1.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33" calcext:value-type="float">
            <text:p>4.5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317" calcext:value-type="float">
            <text:p>3.3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33" calcext:value-type="float">
            <text:p>3.8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633" calcext:value-type="float">
            <text:p>4.6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716" calcext:value-type="float">
            <text:p>4.7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833" calcext:value-type="float">
            <text:p>1.8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833" calcext:value-type="float">
            <text:p>4.8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33" calcext:value-type="float">
            <text:p>1.7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883" calcext:value-type="float">
            <text:p>4.8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717" calcext:value-type="float">
            <text:p>3.7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67" calcext:value-type="float">
            <text:p>1.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567" calcext:value-type="float">
            <text:p>4.5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317" calcext:value-type="float">
            <text:p>4.3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233" calcext:value-type="float">
            <text:p>2.2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5" calcext:value-type="float">
            <text:p>4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5" calcext:value-type="float">
            <text:p>1.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8" calcext:value-type="float">
            <text:p>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817" calcext:value-type="float">
            <text:p>1.8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4" calcext:value-type="float">
            <text:p>4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167" calcext:value-type="float">
            <text:p>4.1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067" calcext:value-type="float">
            <text:p>2.0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7" calcext:value-type="float">
            <text:p>4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033" calcext:value-type="float">
            <text:p>4.0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967" calcext:value-type="float">
            <text:p>1.9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83" calcext:value-type="float">
            <text:p>1.9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067" calcext:value-type="float">
            <text:p>5.0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017" calcext:value-type="float">
            <text:p>2.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567" calcext:value-type="float">
            <text:p>4.5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883" calcext:value-type="float">
            <text:p>3.8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33" calcext:value-type="float">
            <text:p>4.1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333" calcext:value-type="float">
            <text:p>4.3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" calcext:value-type="float">
            <text:p>4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633" calcext:value-type="float">
            <text:p>2.6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067" calcext:value-type="float">
            <text:p>4.0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33" calcext:value-type="float">
            <text:p>4.9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5" calcext:value-type="float">
            <text:p>3.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17" calcext:value-type="float">
            <text:p>4.5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167" calcext:value-type="float">
            <text:p>2.1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" calcext:value-type="float">
            <text:p>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333" calcext:value-type="float">
            <text:p>4.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867" calcext:value-type="float">
            <text:p>1.8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17" calcext:value-type="float">
            <text:p>4.8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33" calcext:value-type="float">
            <text:p>1.8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667" calcext:value-type="float">
            <text:p>4.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75" calcext:value-type="float">
            <text:p>3.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867" calcext:value-type="float">
            <text:p>1.8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483" calcext:value-type="float">
            <text:p>2.4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367" calcext:value-type="float">
            <text:p>4.3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05" calcext:value-type="float">
            <text:p>4.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867" calcext:value-type="float">
            <text:p>1.8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" calcext:value-type="float">
            <text:p>4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783" calcext:value-type="float">
            <text:p>1.7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5" calcext:value-type="float">
            <text:p>4.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683" calcext:value-type="float">
            <text:p>3.6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33" calcext:value-type="float">
            <text:p>4.7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3" calcext:value-type="float">
            <text:p>2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417" calcext:value-type="float">
            <text:p>4.4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" calcext:value-type="float">
            <text:p>1.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33" calcext:value-type="float">
            <text:p>4.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17" calcext:value-type="float">
            <text:p>2.3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817" calcext:value-type="float">
            <text:p>1.8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417" calcext:value-type="float">
            <text:p>4.4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617" calcext:value-type="float">
            <text:p>2.6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067" calcext:value-type="float">
            <text:p>4.0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25" calcext:value-type="float">
            <text:p>4.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967" calcext:value-type="float">
            <text:p>1.9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6" calcext:value-type="float">
            <text:p>4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767" calcext:value-type="float">
            <text:p>3.7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917" calcext:value-type="float">
            <text:p>1.9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267" calcext:value-type="float">
            <text:p>2.2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5" calcext:value-type="float">
            <text:p>4.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867" calcext:value-type="float">
            <text:p>1.8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167" calcext:value-type="float">
            <text:p>4.1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8" calcext:value-type="float">
            <text:p>2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33" calcext:value-type="float">
            <text:p>4.3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833" calcext:value-type="float">
            <text:p>1.8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383" calcext:value-type="float">
            <text:p>4.3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883" calcext:value-type="float">
            <text:p>1.8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933" calcext:value-type="float">
            <text:p>4.9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033" calcext:value-type="float">
            <text:p>2.0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733" calcext:value-type="float">
            <text:p>3.7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33" calcext:value-type="float">
            <text:p>4.2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233" calcext:value-type="float">
            <text:p>2.2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533" calcext:value-type="float">
            <text:p>4.5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817" calcext:value-type="float">
            <text:p>4.8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333" calcext:value-type="float">
            <text:p>4.3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983" calcext:value-type="float">
            <text:p>1.9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33" calcext:value-type="float">
            <text:p>4.6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017" calcext:value-type="float">
            <text:p>2.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033" calcext:value-type="float">
            <text:p>5.0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4" calcext:value-type="float">
            <text:p>2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6" calcext:value-type="float">
            <text:p>4.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567" calcext:value-type="float">
            <text:p>3.5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5" calcext:value-type="float">
            <text:p>4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083" calcext:value-type="float">
            <text:p>4.0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967" calcext:value-type="float">
            <text:p>3.9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2" calcext:value-type="float">
            <text:p>2.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15" calcext:value-type="float">
            <text:p>4.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33" calcext:value-type="float">
            <text:p>3.8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83" calcext:value-type="float">
            <text:p>4.5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367" calcext:value-type="float">
            <text:p>2.3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933" calcext:value-type="float">
            <text:p>1.9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17" calcext:value-type="float">
            <text:p>4.6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917" calcext:value-type="float">
            <text:p>1.9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083" calcext:value-type="float">
            <text:p>2.0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583" calcext:value-type="float">
            <text:p>4.5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333" calcext:value-type="float">
            <text:p>3.3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167" calcext:value-type="float">
            <text:p>4.1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333" calcext:value-type="float">
            <text:p>4.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417" calcext:value-type="float">
            <text:p>2.4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167" calcext:value-type="float">
            <text:p>4.1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83" calcext:value-type="float">
            <text:p>1.8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583" calcext:value-type="float">
            <text:p>4.5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25" calcext:value-type="float">
            <text:p>4.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767" calcext:value-type="float">
            <text:p>3.7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33" calcext:value-type="float">
            <text:p>2.0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433" calcext:value-type="float">
            <text:p>4.4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083" calcext:value-type="float">
            <text:p>4.0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33" calcext:value-type="float">
            <text:p>1.8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417" calcext:value-type="float">
            <text:p>4.4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83" calcext:value-type="float">
            <text:p>2.1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8" calcext:value-type="float">
            <text:p>4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833" calcext:value-type="float">
            <text:p>1.8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8" calcext:value-type="float">
            <text:p>4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1" calcext:value-type="float">
            <text:p>4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66" calcext:value-type="float">
            <text:p>3.9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233" calcext:value-type="float">
            <text:p>4.2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366" calcext:value-type="float">
            <text:p>4.3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25" calcext:value-type="float">
            <text:p>2.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67" calcext:value-type="float">
            <text:p>4.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1" calcext:value-type="float">
            <text:p>2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35" calcext:value-type="float">
            <text:p>4.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133" calcext:value-type="float">
            <text:p>4.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867" calcext:value-type="float">
            <text:p>1.8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6" calcext:value-type="float">
            <text:p>4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783" calcext:value-type="float">
            <text:p>1.7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367" calcext:value-type="float">
            <text:p>4.3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85" calcext:value-type="float">
            <text:p>3.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933" calcext:value-type="float">
            <text:p>1.9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383" calcext:value-type="float">
            <text:p>2.3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7" calcext:value-type="float">
            <text:p>4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867" calcext:value-type="float">
            <text:p>1.8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833" calcext:value-type="float">
            <text:p>3.8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417" calcext:value-type="float">
            <text:p>3.4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233" calcext:value-type="float">
            <text:p>4.2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15" calcext:value-type="float">
            <text:p>4.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867" calcext:value-type="float">
            <text:p>1.8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267" calcext:value-type="float">
            <text:p>4.2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75" calcext:value-type="float">
            <text:p>1.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483" calcext:value-type="float">
            <text:p>4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117" calcext:value-type="float">
            <text:p>4.1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083" calcext:value-type="float">
            <text:p>4.0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267" calcext:value-type="float">
            <text:p>4.2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917" calcext:value-type="float">
            <text:p>3.9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55" calcext:value-type="float">
            <text:p>4.5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083" calcext:value-type="float">
            <text:p>4.0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417" calcext:value-type="float">
            <text:p>2.4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183" calcext:value-type="float">
            <text:p>4.1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217" calcext:value-type="float">
            <text:p>2.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45" calcext:value-type="float">
            <text:p>4.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883" calcext:value-type="float">
            <text:p>1.8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85" calcext:value-type="float">
            <text:p>1.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283" calcext:value-type="float">
            <text:p>4.2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95" calcext:value-type="float">
            <text:p>3.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33" calcext:value-type="float">
            <text:p>2.3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15" calcext:value-type="float">
            <text:p>4.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35" calcext:value-type="float">
            <text:p>2.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933" calcext:value-type="float">
            <text:p>4.9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" calcext:value-type="float">
            <text:p>2.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583" calcext:value-type="float">
            <text:p>4.5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833" calcext:value-type="float">
            <text:p>3.8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083" calcext:value-type="float">
            <text:p>2.0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367" calcext:value-type="float">
            <text:p>4.3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133" calcext:value-type="float">
            <text:p>2.1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35" calcext:value-type="float">
            <text:p>4.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2" calcext:value-type="float">
            <text:p>2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45" calcext:value-type="float">
            <text:p>4.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567" calcext:value-type="float">
            <text:p>3.5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15" calcext:value-type="float">
            <text:p>4.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817" calcext:value-type="float">
            <text:p>3.8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917" calcext:value-type="float">
            <text:p>3.9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45" calcext:value-type="float">
            <text:p>4.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283" calcext:value-type="float">
            <text:p>4.2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767" calcext:value-type="float">
            <text:p>4.7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533" calcext:value-type="float">
            <text:p>4.53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5" calcext:value-type="float">
            <text:p>1.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25" calcext:value-type="float">
            <text:p>4.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983" calcext:value-type="float">
            <text:p>1.9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25" calcext:value-type="float">
            <text:p>2.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75" calcext:value-type="float">
            <text:p>4.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117" calcext:value-type="float">
            <text:p>4.1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15" calcext:value-type="float">
            <text:p>2.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417" calcext:value-type="float">
            <text:p>4.4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817" calcext:value-type="float">
            <text:p>1.8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467" calcext:value-type="float">
            <text:p>4.467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819" meta:object-count="0"/>
    <meta:generator>LibreOffice/6.4.2.2$Linux_X86_64 LibreOffice_project/470efa65018866d4eccd0320fc85de07297c8d71</meta:generator>
  </office:meta>
</office:document-meta>
</file>